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608cm"/>
    </style:style>
    <style:style style:name="co2" style:family="table-column">
      <style:table-column-properties fo:break-before="auto" style:column-width="12.174cm"/>
    </style:style>
    <style:style style:name="co3" style:family="table-column">
      <style:table-column-properties fo:break-before="auto" style:column-width="12.975cm"/>
    </style:style>
    <style:style style:name="co4" style:family="table-column">
      <style:table-column-properties fo:break-before="auto" style:column-width="3.563cm"/>
    </style:style>
    <style:style style:name="co5" style:family="table-column">
      <style:table-column-properties fo:break-before="auto" style:column-width="53.10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39cm" fo:break-before="auto" style:use-optimal-row-height="true"/>
    </style:style>
    <style:style style:name="ro2" style:family="table-row">
      <style:table-row-properties style:row-height="1.8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5pt" style:font-size-asian="15pt" style:font-size-complex="15pt"/>
    </style:style>
    <style:style style:name="ce2" style:family="table-cell" style:parent-style-name="Default">
      <style:table-cell-properties fo:background-color="#e6e6ff"/>
      <style:text-properties style:font-name="Arial" fo:font-size="15pt" style:font-size-asian="15pt" style:font-size-complex="15pt"/>
    </style:style>
    <style:style style:name="ce3" style:family="table-cell" style:parent-style-name="Default">
      <style:table-cell-properties fo:background-color="#e6e6ff" fo:wrap-option="wrap"/>
      <style:text-properties style:use-window-font-color="true" style:text-outline="false" style:text-line-through-style="none" style:font-name="Cumberland AMT" fo:font-size="15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fo:font-size="15pt" style:font-name-asian="Droid Sans Fallback" style:font-size-asian="15pt" style:font-name-complex="Lohit Hindi" style:font-size-complex="15pt"/>
    </style:style>
    <style:style style:name="ce5" style:family="table-cell" style:parent-style-name="Default">
      <style:table-cell-properties fo:background-color="transparent"/>
      <style:text-properties style:font-name="Arial" fo:font-size="15pt" style:font-size-asian="15pt" style:font-size-complex="15pt"/>
    </style:style>
    <style:style style:name="ce6" style:family="table-cell" style:parent-style-name="Default">
      <style:table-cell-properties fo:background-color="#3deb3d"/>
      <style:text-properties style:font-name="Arial" fo:font-size="15pt" style:font-size-asian="15pt" style:font-size-complex="15pt"/>
    </style:style>
    <style:style style:name="ce7" style:family="table-cell" style:parent-style-name="Default">
      <style:table-cell-properties fo:background-color="#3deb3d"/>
      <style:text-properties fo:font-size="15pt" style:font-size-asian="15pt" style:font-size-complex="15pt"/>
    </style:style>
    <style:style style:name="ce8" style:family="table-cell" style:parent-style-name="Default">
      <style:table-cell-properties fo:background-color="#e6e6ff"/>
      <style:text-properties fo:color="#e6e6ff" style:font-name="Arial" fo:font-size="15pt" style:font-size-asian="15pt" style:font-size-complex="15pt"/>
    </style:style>
    <style:style style:name="ce9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10" style:family="table-cell" style:parent-style-name="Default">
      <style:text-properties fo:font-size="15pt" style:font-size-asian="15pt" style:font-size-complex="15pt"/>
    </style:style>
    <style:style style:name="ce11" style:family="table-cell" style:parent-style-name="Default">
      <style:table-cell-properties fo:background-color="#e6e6e6"/>
      <style:text-properties fo:color="#000000" fo:font-size="15pt" style:font-size-asian="15pt" style:font-size-complex="15pt"/>
    </style:style>
    <style:style style:name="ce12" style:family="table-cell" style:parent-style-name="Default">
      <style:table-cell-properties fo:background-color="#e6e6e6"/>
      <style:text-properties fo:font-size="15pt" style:font-size-asian="15pt" style:font-size-complex="15pt"/>
    </style:style>
    <style:style style:name="ce13" style:family="table-cell" style:parent-style-name="Default">
      <style:table-cell-properties fo:background-color="#e6e6ff"/>
      <style:text-properties fo:font-size="15pt" style:font-size-asian="15pt" style:font-size-complex="15pt"/>
    </style:style>
    <style:style style:name="ce14" style:family="table-cell" style:parent-style-name="Default">
      <style:table-cell-properties fo:background-color="#23ff23"/>
      <style:text-properties fo:font-size="15pt" style:font-size-asian="15pt" style:font-size-complex="15pt"/>
    </style:style>
    <style:style style:name="ce15" style:family="table-cell" style:parent-style-name="Default">
      <style:table-cell-properties fo:background-color="#b3b300"/>
      <style:text-properties fo:font-size="15pt" style:font-size-asian="15pt" style:font-size-complex="15pt"/>
    </style:style>
    <style:style style:name="ce16" style:family="table-cell" style:parent-style-name="Default">
      <style:table-cell-properties fo:background-color="#ff0000"/>
      <style:text-properties fo:font-size="15pt" style:font-size-asian="15pt" style:font-size-complex="15pt"/>
    </style:style>
    <style:style style:name="ce17" style:family="table-cell" style:parent-style-name="Default">
      <style:table-cell-properties fo:background-color="#ff3366"/>
      <style:text-properties fo:font-size="15pt" style:font-size-asian="15pt" style:font-size-complex="15pt"/>
    </style:style>
    <style:style style:name="T1" style:family="text">
      <style:text-properties style:font-name-asian="Droid Sans Fallback" style:font-name-complex="Lohit Hindi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>
            <text:p>Suchmaschine</text:p>
          </table:table-cell>
          <table:table-cell office:value-type="string">
            <text:p>Keyword</text:p>
          </table:table-cell>
          <table:table-cell office:value-type="string">
            <text:p>Filter</text:p>
          </table:table-cell>
          <table:table-cell office:value-type="string">
            <text:p>Anzahl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2" office:value-type="string">
            <text:p>Springerlink</text:p>
          </table:table-cell>
          <table:table-cell table:style-name="ce2" office:value-type="string">
            <text:p>Datenqualität</text:p>
          </table:table-cell>
          <table:table-cell table:style-name="ce2" office:value-type="string">
            <text:p>Article,German, Wirtschaftsinformatik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Keyword im Titel enthalten </text:p>
          </table:table-cell>
          <table:table-cell/>
          <table:table-cell table:style-name="ce6" office:value-type="string">
            <text:p>Prozessgetriebenes Datenqualitätsmanagement durch Integration von Datenqualität in bestehende Prozessmodelle, WIRTSCHAFTSINFORMATIK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pringerlink</text:p>
          </table:table-cell>
          <table:table-cell table:style-name="ce2" office:value-type="string">
            <text:p>Datenqualität</text:p>
          </table:table-cell>
          <table:table-cell table:style-name="ce2" office:value-type="string">
            <text:p>Article,German, Informatik-Spektrum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1019"/>
        </table:table-row>
        <table:table-row table:style-name="ro1">
          <table:table-cell table:number-columns-repeated="4"/>
          <table:table-cell table:style-name="ce7" office:value-type="string">
            <text:p>Datenqualität, Informatik-Spektrum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" office:value-type="string">
            <text:p>Metriken zur Bewertung der Datenqualität – Konzeption und praktischer Nutzen, Informatik-Spektrum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pringerlink</text:p>
          </table:table-cell>
          <table:table-cell table:style-name="ce2" office:value-type="string">
            <text:p>Datenqualität</text:p>
          </table:table-cell>
          <table:table-cell table:style-name="ce2" office:value-type="string">
            <text:p>Article,German, Controlling &amp; Management</text:p>
          </table:table-cell>
          <table:table-cell table:style-name="ce2" office:value-type="float" office:value="5">
            <text:p>5</text:p>
          </table:table-cell>
          <table:table-cell table:style-name="ce8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Keyword im Titel enthalten </text:p>
          </table:table-cell>
          <table:table-cell/>
          <table:table-cell table:style-name="ce7" office:value-type="string">
            <text:p>Controlling und Datenqualität,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9" office:value-type="string">
            <text:p>Leseliste Top 5: Controlling und Datenqualitä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" office:value-type="string">
            <text:p>Das Management von Datenqualitä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" office:value-type="string">
            <text:p>Controlling und Datenqualitä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" office:value-type="string">
            <text:p>Die Messung der Datenqualität im Controlling</text:p>
          </table:table-cell>
          <table:table-cell table:number-columns-repeated="1019"/>
        </table:table-row>
        <table:table-row table:style-name="ro1">
          <table:table-cell office:value-type="string">
            <text:p>boss.bsz-bw.de/HSHN/</text:p>
          </table:table-cell>
          <table:table-cell table:style-name="ce2" office:value-type="string">
            <text:p>Data qualety</text:p>
          </table:table-cell>
          <table:table-cell table:style-name="ce2" office:value-type="string">
            <text:p>English, Academic Journals,</text:p>
          </table:table-cell>
          <table:table-cell table:style-name="ce2" office:value-type="float" office:value="6">
            <text:p>6</text:p>
          </table:table-cell>
          <table:table-cell table:style-name="ce2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ournal of management information systems </text:p>
          </table:table-cell>
          <table:table-cell/>
          <table:table-cell office:value-type="string">
            <text:p>Knowing-Why about Data Processes and Data Quality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ime-Related Factors of Data Quality in Multichannel Information Systems 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<text:s/>Crafting Rules: Context-Reflective Data Quality Problem Solving 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he Design and Implementation of a Corporate Householding Knowledge Processor to Improve Data Quality</text:p>
          </table:table-cell>
          <table:table-cell table:number-columns-repeated="1019"/>
        </table:table-row>
        <table:table-row table:style-name="ro1">
          <table:table-cell table:style-name="Default" table:number-columns-repeated="4"/>
          <table:table-cell office:value-type="string">
            <text:p>Beyond Accuracy: What Data Quality Means to Data Consumers </text:p>
          </table:table-cell>
          <table:table-cell table:number-columns-repeated="1019"/>
        </table:table-row>
        <table:table-row table:style-name="ro1">
          <table:table-cell table:style-name="Default" table:number-columns-repeated="4"/>
          <table:table-cell table:style-name="ce10" office:value-type="string">
            <text:p>Comparing the Modeling Performance of Regression and Neural Networks as Data QualityVaries: A Business Value Approach 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pringerlink</text:p>
          </table:table-cell>
          <table:table-cell table:style-name="ce2" office:value-type="string">
            <text:p>Datenqualitätsmanagement</text:p>
          </table:table-cell>
          <table:table-cell table:style-name="ce2" office:value-type="string">
            <text:p>Article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number-columns-repeated="1019"/>
        </table:table-row>
        <table:table-row table:style-name="ro1">
          <table:table-cell table:number-columns-repeated="4"/>
          <table:table-cell table:style-name="ce11" office:value-type="string">
            <text:p>Prozessgetriebenes Datenqualitätsmanagement durch Integration von Datenqualität in bestehende Prozessmodelle,"WIRTSCHAFTSINFORMATIK","","55","6","10.1007/s11576-013-0391-1","Dipl.-Wirt.-Inf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2" office:value-type="string">
            <text:p>Das Management von Datenqualität,"Controllin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2" office:value-type="string">
            <text:p>Metriken zur Bewertung der Datenqualität – Konzeption und praktischer Nutzen,"Informatik-Spektrum","","31","3","10.1007/s00287-007-0206-0","Mathia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2" office:value-type="string">
            <text:p>Controlling und Datenqualität,"Controllin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pringerlink</text:p>
          </table:table-cell>
          <table:table-cell table:style-name="ce2" office:value-type="string">
            <text:p>Datenbankmanagementsystem</text:p>
          </table:table-cell>
          <table:table-cell table:style-name="ce2" office:value-type="string">
            <text:p>Article</text:p>
          </table:table-cell>
          <table:table-cell table:style-name="ce2" office:value-type="float" office:value="1">
            <text:p>1</text:p>
          </table:table-cell>
          <table:table-cell table:style-name="ce13"/>
          <table:table-cell table:style-name="ce2" table:number-columns-repeated="1019"/>
        </table:table-row>
        <table:table-row table:style-name="ro1">
          <table:table-cell table:number-columns-repeated="4"/>
          <table:table-cell table:style-name="ce10" office:value-type="string">
            <text:p>Entwurf und Implementierung eines SQL-normkonformen Datenbankkatalogs für ein relationales Datenbankmanagementsystem,"Informatik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pringerlink</text:p>
          </table:table-cell>
          <table:table-cell table:style-name="ce3" office:value-type="string">
            <text:p>Data Governance </text:p>
          </table:table-cell>
          <table:table-cell table:style-name="ce2" office:value-type="string">
            <text:p><text:s/>German, Computer Science, </text:p>
          </table:table-cell>
          <table:table-cell table:style-name="ce2" office:value-type="float" office:value="26">
            <text:p>26</text:p>
          </table:table-cell>
          <table:table-cell table:style-name="ce2" table:number-columns-repeated="1020"/>
        </table:table-row>
        <table:table-row table:style-name="ro1">
          <table:table-cell table:number-columns-repeated="2"/>
          <table:table-cell table:style-name="ce4" office:value-type="string">
            <text:p><text:span text:style-name="T1"><text:s/></text:span><text:span text:style-name="T1">WIRTSCHAFTSINFORMATIK Article</text:span></text:p>
          </table:table-cell>
          <table:table-cell/>
          <table:table-cell table:style-name="ce7" office:value-type="string">
            <text:p>Data Governance,"WIRTSCHAFTSINFORMATIK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4" office:value-type="string">
            <text:p>Gestaltung der nächsten Inkarnation von Business Intelligence,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" office:value-type="string">
            <text:p>Methodenunterstützung der Informationsbedarfsanalyse analytischer Informationssysteme,"WIRTSCHAFTSINFORMATIK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4" office:value-type="string">
            <text:p>Big Data,"WIRTSCHAFTSINFORMATIK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6" office:value-type="string">
            <text:p>WI – Buchbesprechungen,"WIRTSCHAFTSINFORMATIK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6" office:value-type="string">
            <text:p>Kritische Erfolgsfaktoren für die Gestaltung serviceorientierter Informationssysteme,"WIRTSCHAFTSINFORMATIK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office:value-type="string">
            <text:p>Enterprise-Mashup-Systeme als Plattform für situative Anwendungen,"WIRTSCHAFTSINFORMATIK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office:value-type="string">
            <text:p>Aus den Hochschulen,"WIRTSCHAFTSINFORMATIK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office:value-type="string">
            <text:p>Evolutionäre betriebliche Informationssysteme,"WIRTSCHAFTSINFORMATIK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office:value-type="string">
            <text:p>WI-Studierendenforum,"WIRTSCHAFTSINFORMATIK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office:value-type="string">
            <text:p>Meinungsäußerung und -bildung in sozialen Medien,"WIRTSCHAFTSINFORMATIK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office:value-type="string">
            <text:p>Für Sie gelesen,"WIRTSCHAFTSINFORMATIK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office:value-type="string">
            <text:p>Bausteinbasierte Modellierung von Prozesslandschaften mit der PICTURE-Methode am Beispiel der Universitätsverwaltung Münster,"WIRTSCHAFTSINFORMATIK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office:value-type="string">
            <text:p>Mitteilungen der Wissenschaftlichen Kommission Wirtschaftsinformatik und des GI-Fachbereichs Wirtschaftsinformatik,"WIRTSCHAFTSINFORMATIK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office:value-type="string">
            <text:p>Identitätsmanagement für Behandelnde in Krankenhäusern,"WIRTSCHAFTSINFORMATIK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office:value-type="string">
            <text:p>Status Quo und Potenziale der eXtensible Business Reporting Language für die Wirtschaftsinformatik,"WIRTSCHAFTSINFORMATIK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office:value-type="string">
            <text:p>Interview mit Phil Gilbert über „Geschäftsprozessmanagement und Datenintegration“,"WIRTSCHAFTSINFORMATIK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office:value-type="string">
            <text:p>Das Fach Wirtschaftsinformatik im Spiegel seiner Zeitschrift,"WIRTSCHAFTSINFORMATIK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office:value-type="string">
            <text:p>Interview mit Rudi Studer zum Thema „Semantische Technologien“,"WIRTSCHAFTSINFORMATIK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office:value-type="string">
            <text:p>Treiber der Adoption SaaS-basierter Anwendungen,"WIRTSCHAFTSINFORMATIK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office:value-type="string">
            <text:p>User, Use &amp; Utility Research,"WIRTSCHAFTSINFORMATIK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office:value-type="string">
            <text:p>Konsortialforschung,"WIRTSCHAFTSINFORMATIK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office:value-type="string">
            <text:p>WI – Buchbesprechungen,"WIRTSCHAFTSINFORMATIK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office:value-type="string">
            <text:p>Standortplanung für Anbieter von IT-Services,"WIRTSCHAFTSINFORMATIK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office:value-type="string">
            <text:p>Smart Metering Information Management,"WIRTSCHAFTSINFORMATIK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17" office:value-type="string">
            <text:p>Zur personellen Verankerung der IT-Funktion im</text:p>
            <text:p><text:tab/><text:tab/>Vorstand börsennotierter Unternehmen: Ergebnisse einer inhaltsanalytischen</text:p>
            <text:p><text:tab/><text:tab/>Betrachtung,"WIRTSCHAFTSINFORMATIK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pringerlink</text:p>
          </table:table-cell>
          <table:table-cell table:style-name="ce2" office:value-type="string">
            <text:p>Data Warehouse</text:p>
          </table:table-cell>
          <table:table-cell table:style-name="ce2" office:value-type="string">
            <text:p>German, Computer Science, Informatik-Spektrum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>
            <text:p><text:span text:style-name="T1">Article</text:span></text:p>
          </table:table-cell>
          <table:table-cell/>
          <table:table-cell table:style-name="ce10" office:value-type="string">
            <text:p>Architektur von Data Warehouses und Business Intelligence Systemen,"Informatik-Spektrum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" office:value-type="string">
            <text:p>Bigger Data – Bigger Trouble?,"Informatik-Spektrum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" office:value-type="string">
            <text:p>Business Intelligence,"Informatik-Spektrum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" office:value-type="string">
            <text:p>Metriken zur Bewertung der Datenqualität – Konzeption und praktischer Nutzen,"Informatik-Spektrum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" office:value-type="string">
            <text:p>Integration verteilter und heterogener Configuration-Management-Datenbanken,"Informatik-Spektrum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" office:value-type="string">
            <text:p>Big Data,"Informatik-Spektrum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" office:value-type="string">
            <text:p>SAP NetWeaver: Slicing the fridge,"Informatik-Spektrum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" office:value-type="string">
            <text:p>Carl Adam Petri 1926–2010 – Visionär und bedeutender Wissenschaftler,"Informatik-Spektrum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" office:value-type="string">
            <text:p>INFORMATIK 2010 in Leipzig: Res severa verum gaudium,"Informatik-Spektrum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" office:value-type="string">
            <text:p>Microblogging,"Informatik-Spektrum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" office:value-type="string">
            <text:p>Grundlagen und Visionen großer Forschungsfragen im Bereich Big Data,"Informatik-Spektrum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" office:value-type="string">
            <text:p>Text Mining,"Informatik-Spektrum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" office:value-type="string">
            <text:p>Die Vorstandsperspektive,"Informatik-Spektrum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" office:value-type="string">
            <text:p>Smart Data als Motor für Smart Cities,"Informatik-Spektrum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" office:value-type="string">
            <text:p>Big Data: Herausforderungen und Potenziale für deutsche Softwareunternehmen,"Informatik-Spektrum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" office:value-type="string">
            <text:p>Unified Information Access,"Informatik-Spektrum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" office:value-type="string">
            <text:p>Grenzkontrolle im Kopf,"Informatik-Spektrum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" office:value-type="string">
            <text:p>Panopticon,"Informatik-Spektrum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" office:value-type="string">
            <text:p>Widersprüchliche Ziele bei Daten- und Verbraucherschutz?,"Informatik-Spektrum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" office:value-type="string">
            <text:p>Die Vorstandskolumne,"Informatik-Spektrum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" office:value-type="string">
            <text:p>Gamer als Designer,"Informatik-Spektrum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" office:value-type="string">
            <text:p>Ursachen und Auswirkungen der Subprime-Krise,"Informatik-Spektrum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" office:value-type="string">
            <text:p>Preismodelle für Datenmarktplätze,"Informatik-Spektrum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" office:value-type="string">
            <text:p>In sieben Schritten zum erfolgreichen Big-Data-Projekt,"Informatik-Spektrum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" office:value-type="string">
            <text:p>Visuelle Analytik biologischer Daten,"Informatik-Spektrum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" office:value-type="string">
            <text:p>Forum,"Informatik-Spektrum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" office:value-type="string">
            <text:p>Performance Management,"Informatik-Spektrum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" office:value-type="string">
            <text:p>Content Grabbing – Was tun?,"Informatik-Spektrum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" office:value-type="string">
            <text:p>Intransparenzen auf Verbriefungsmärkten,"Informatik-Spektrum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" office:value-type="string">
            <text:p>Softwarekartographie,"Informatik-Spektrum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" office:value-type="string">
            <text:p>Serviceorientierte Architektur,"Informatik-Spektrum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" office:value-type="string">
            <text:p>Frühe Zeugnisse der ,,software“,"Informatik-Spektrum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" office:value-type="string">
            <text:p>DIA Deutsche Informatik Akademie,"Informatik-Spektrum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" office:value-type="string">
            <text:p>Führungsinformationssysteme für Kontrollorgane,"Informatik-Spektrum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" office:value-type="string">
            <text:p>Wirtschaftsinformatik,"Informatik-Spektrum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" office:value-type="string">
            <text:p>Wer gewinnt durch Offshoring?,"Informatik-Spektrum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" office:value-type="string">
            <text:p>Verantwortung für Datenschutz,"Informatik-Spektrum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" office:value-type="string">
            <text:p>Mitteilungen der Schweizer Informatik Gesellschaft · 1/2005,"Informatik-Spektrum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" office:value-type="string">
            <text:p>Virtuelle Welten,"Informatik-Spektrum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" office:value-type="string">
            <text:p>Das Recht im zweiten Leben,"Informatik-Spektrum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" office:value-type="string">
            <text:p>Revitalisierung der akademischen Großrechnerausbildung,"Informatik-Spektrum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" office:value-type="string">
            <text:p>CommunityMirrors als Informationsstrahler in Unternehmen,"Informatik-Spektrum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" office:value-type="string">
            <text:p>Multiagentensimulation,"Informatik-Spektrum</text:p>
          </table:table-cell>
          <table:table-cell table:number-columns-repeated="1019"/>
        </table:table-row>
        <table:table-row table:style-name="ro1" table:number-rows-repeated="1048465">
          <table:table-cell table:number-columns-repeated="1024"/>
        </table:table-row>
        <table:table-row table:style-name="ro3" table:number-rows-repeated="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>
        <table:table-column table:style-name="co6" table:default-cell-style-name="Default"/>
        <table:table-row table:style-name="ro3">
          <table:table-cell/>
        </table:table-row>
      </table:table>
      <table:table table:name="Tabelle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hx </meta:initial-creator>
    <meta:creation-date>2015-01-04T17:24:34</meta:creation-date>
    <dc:date>2015-01-06T01:19:05</dc:date>
    <dc:creator>vhx </dc:creator>
    <meta:editing-duration>P1DT7H32M39S</meta:editing-duration>
    <meta:editing-cycles>8</meta:editing-cycles>
    <meta:generator>LibreOffice/3.5$Linux_X86_64 LibreOffice_project/350m1$Build-2</meta:generator>
    <meta:document-statistic meta:table-count="3" meta:cell-count="128" meta:object-count="0"/>
    <meta:user-defined meta:name="qrichtext">1</meta:user-defined>
  </office:meta>
</office:document-meta>
</file>